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office:value-type="string" calcext:value-type="string">
            <text:p>26.7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.00.0000</text:date>, <text:time style:data-style-name="N2" text:time-value="21:08:58.36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09T21:10:18.376000000</dc:date>
    <meta:editing-duration>P1DT17H3M34S</meta:editing-duration>
    <meta:editing-cycles>839</meta:editing-cycles>
    <meta:document-statistic meta:table-count="1" meta:cell-count="740" meta:object-count="0"/>
  </office:meta>
</office:document-meta>
</file>